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18in"/>
    </style:style>
    <style:style style:name="co2" style:family="table-column">
      <style:table-column-properties fo:break-before="auto" style:column-width="2.5193in"/>
    </style:style>
    <style:style style:name="co3" style:family="table-column">
      <style:table-column-properties fo:break-before="auto" style:column-width="2.048in"/>
    </style:style>
    <style:style style:name="co4" style:family="table-column">
      <style:table-column-properties fo:break-before="auto" style:column-width="1.8764in"/>
    </style:style>
    <style:style style:name="co5" style:family="table-column">
      <style:table-column-properties fo:break-before="auto" style:column-width="3.5063in"/>
    </style:style>
    <style:style style:name="co6" style:family="table-column">
      <style:table-column-properties fo:break-before="auto" style:column-width="0.66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n_estimators</text:p>
          </table:table-cell>
          <table:table-cell table:style-name="ce1" office:value-type="string" calcext:value-type="string">
            <text:p>max_depth</text:p>
          </table:table-cell>
          <table:table-cell table:style-name="ce1" office:value-type="string" calcext:value-type="string">
            <text:p>bootstrap</text:p>
          </table:table-cell>
          <table:table-cell table:style-name="ce1" office:value-type="string" calcext:value-type="string">
            <text:p>MAPE (%)</text:p>
          </table:table-cell>
          <table:table-cell table:style-name="ce1" office:value-type="string" calcext:value-type="string">
            <text:p>R2 Score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float" office:value="0.282130845924757" calcext:value-type="float">
            <text:p>0.282130845924757</text:p>
          </table:table-cell>
          <table:table-cell office:value-type="float" office:value="-0.572066854017087" calcext:value-type="float">
            <text:p>-0.572066854017087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float" office:value="0.279078762918257" calcext:value-type="float">
            <text:p>0.279078762918257</text:p>
          </table:table-cell>
          <table:table-cell office:value-type="float" office:value="-0.615797244015002" calcext:value-type="float">
            <text:p>-0.615797244015002</text:p>
          </table:table-cell>
          <table:table-cell table:number-columns-repeated="16379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float" office:value="0.315791218055409" calcext:value-type="float">
            <text:p>0.315791218055409</text:p>
          </table:table-cell>
          <table:table-cell office:value-type="float" office:value="-0.899071949430482" calcext:value-type="float">
            <text:p>-0.899071949430482</text:p>
          </table:table-cell>
          <table:table-cell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float" office:value="0.328378694896173" calcext:value-type="float">
            <text:p>0.328378694896173</text:p>
          </table:table-cell>
          <table:table-cell office:value-type="float" office:value="-0.973204727058355" calcext:value-type="float">
            <text:p>-0.973204727058355</text:p>
          </table:table-cell>
          <table:table-cell table:number-columns-repeated="16379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float" office:value="0.339921291676176" calcext:value-type="float">
            <text:p>0.339921291676176</text:p>
          </table:table-cell>
          <table:table-cell office:value-type="float" office:value="-1.03198795798732" calcext:value-type="float">
            <text:p>-1.03198795798732</text:p>
          </table:table-cell>
          <table:table-cell table:number-columns-repeated="1637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float" office:value="0.363682780832021" calcext:value-type="float">
            <text:p>0.363682780832021</text:p>
          </table:table-cell>
          <table:table-cell office:value-type="float" office:value="-1.21020311751981" calcext:value-type="float">
            <text:p>-1.21020311751981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float" office:value="0.342997387388529" calcext:value-type="float">
            <text:p>0.342997387388529</text:p>
          </table:table-cell>
          <table:table-cell office:value-type="float" office:value="-1.26044535714634" calcext:value-type="float">
            <text:p>-1.26044535714634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float" office:value="0.372399517015691" calcext:value-type="float">
            <text:p>0.372399517015691</text:p>
          </table:table-cell>
          <table:table-cell office:value-type="float" office:value="-1.61354177508707" calcext:value-type="float">
            <text:p>-1.61354177508707</text:p>
          </table:table-cell>
          <table:table-cell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float" office:value="0.37881657369536" calcext:value-type="float">
            <text:p>0.37881657369536</text:p>
          </table:table-cell>
          <table:table-cell office:value-type="float" office:value="-1.69223495402441" calcext:value-type="float">
            <text:p>-1.6922349540244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0.432724842887082" calcext:value-type="float">
            <text:p>0.432724842887082</text:p>
          </table:table-cell>
          <table:table-cell office:value-type="float" office:value="-2.62248460667739" calcext:value-type="float">
            <text:p>-2.62248460667739</text:p>
          </table:table-cell>
          <table:table-cell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0.48094083495368" calcext:value-type="float">
            <text:p>0.48094083495368</text:p>
          </table:table-cell>
          <table:table-cell office:value-type="float" office:value="-3.3437894941533" calcext:value-type="float">
            <text:p>-3.3437894941533</text:p>
          </table:table-cell>
          <table:table-cell table:number-columns-repeated="16379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0.489498470479038" calcext:value-type="float">
            <text:p>0.489498470479038</text:p>
          </table:table-cell>
          <table:table-cell office:value-type="float" office:value="-3.52031789738591" calcext:value-type="float">
            <text:p>-3.52031789738591</text:p>
          </table:table-cell>
          <table:table-cell table:number-columns-repeated="16379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0.51725853565396" calcext:value-type="float">
            <text:p>0.51725853565396</text:p>
          </table:table-cell>
          <table:table-cell office:value-type="float" office:value="-3.88299288770303" calcext:value-type="float">
            <text:p>-3.88299288770303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0.54203382715192" calcext:value-type="float">
            <text:p>0.54203382715192</text:p>
          </table:table-cell>
          <table:table-cell office:value-type="float" office:value="-4.37540874571705" calcext:value-type="float">
            <text:p>-4.37540874571705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0.49235965724153" calcext:value-type="float">
            <text:p>0.49235965724153</text:p>
          </table:table-cell>
          <table:table-cell office:value-type="float" office:value="-4.54620052334317" calcext:value-type="float">
            <text:p>-4.54620052334317</text:p>
          </table:table-cell>
          <table:table-cell table:number-columns-repeated="1637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0.49235965724153" calcext:value-type="float">
            <text:p>0.49235965724153</text:p>
          </table:table-cell>
          <table:table-cell office:value-type="float" office:value="-4.54620052334317" calcext:value-type="float">
            <text:p>-4.54620052334317</text:p>
          </table:table-cell>
          <table:table-cell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0.49235965724153" calcext:value-type="float">
            <text:p>0.49235965724153</text:p>
          </table:table-cell>
          <table:table-cell office:value-type="float" office:value="-4.54620052334317" calcext:value-type="float">
            <text:p>-4.54620052334317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0.59840801104413" calcext:value-type="float">
            <text:p>0.59840801104413</text:p>
          </table:table-cell>
          <table:table-cell office:value-type="float" office:value="-5.68766377199902" calcext:value-type="float">
            <text:p>-5.68766377199902</text:p>
          </table:table-cell>
          <table:table-cell table:number-columns-repeated="16379"/>
        </table:table-row>
      </table:table>
      <table:named-expressions/>
      <table:database-ranges>
        <table:database-range table:name="__Anonymous_Sheet_DB__0" table:target-range-address="Sheet1.A1:Sheet1.E19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06-12T01:13:36</meta:creation-date>
    <dc:date>2025-06-12T09:28:56.185946441</dc:date>
    <meta:generator>LibreOffice/24.2.7.2$Linux_X86_64 LibreOffice_project/420$Build-2</meta:generator>
    <meta:editing-duration>PT3M38S</meta:editing-duration>
    <meta:editing-cycles>1</meta:editing-cycles>
    <meta:document-statistic meta:table-count="1" meta:cell-count="95" meta:object-count="0"/>
    <meta:user-defined meta:name="AppVersion">3.1</meta:user-defined>
  </office:meta>
</office:document-meta>
</file>